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C1C7B75301E1E9DB.png" manifest:media-type="image/png"/>
  <manifest:file-entry manifest:full-path="Pictures/10000000000000A900000018F9F2C77242278AC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e43f8" style:font-size-asian="10pt" style:font-size-complex="10pt"/>
    </style:style>
    <style:style style:name="P2" style:family="paragraph" style:parent-style-name="Standard">
      <style:text-properties style:font-name="Arial1" fo:font-size="11pt" officeooo:rsid="003e7285" officeooo:paragraph-rsid="003e7285" style:font-size-asian="11pt" style:font-size-complex="11pt"/>
    </style:style>
    <style:style style:name="P3" style:family="paragraph" style:parent-style-name="Standard">
      <style:text-properties style:font-name="Arial1" fo:font-size="11pt" officeooo:rsid="003e7285" officeooo:paragraph-rsid="003fbb87" style:font-size-asian="11pt" style:font-size-complex="11pt"/>
    </style:style>
    <style:style style:name="P4" style:family="paragraph" style:parent-style-name="Standard">
      <style:text-properties style:font-name="Arial1" fo:font-size="8pt" officeooo:rsid="003e7285" officeooo:paragraph-rsid="003fbb87" style:font-size-asian="8pt" style:font-size-complex="8pt"/>
    </style:style>
    <style:style style:name="P5" style:family="paragraph" style:parent-style-name="Standard">
      <style:text-properties style:font-name="Arial1" fo:font-size="8pt" officeooo:rsid="003e7285" officeooo:paragraph-rsid="0042d3d6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4pt" fo:font-weight="bold" officeooo:rsid="003e7285" officeooo:paragraph-rsid="003e7285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18.567cm" style:type="right"/>
        </style:tab-stops>
      </style:paragraph-properties>
      <style:text-properties style:font-name="Arial1" fo:font-size="10pt" officeooo:paragraph-rsid="0024ea7e" style:font-size-asian="10pt" style:font-size-complex="10pt"/>
    </style:style>
    <style:style style:name="P8" style:family="paragraph" style:parent-style-name="Heading_20_1" style:list-style-name="Numbering_20_1"/>
    <style:style style:name="P9" style:family="paragraph" style:parent-style-name="Standard" style:list-style-name="L1">
      <style:text-properties style:font-name="Arial1" fo:font-size="11pt" officeooo:rsid="003e7285" officeooo:paragraph-rsid="003fbb87" style:font-size-asian="11pt" style:font-size-complex="11pt"/>
    </style:style>
    <style:style style:name="P10" style:family="paragraph" style:parent-style-name="Standard" style:list-style-name="L2">
      <style:text-properties style:font-name="Arial1" fo:font-size="11pt" officeooo:rsid="003e7285" officeooo:paragraph-rsid="0042d3d6" style:font-size-asian="11pt" style:font-size-complex="11pt"/>
    </style:style>
    <style:style style:name="P11" style:family="paragraph" style:parent-style-name="Standard" style:list-style-name="L2">
      <style:text-properties style:font-name="Arial1" fo:font-size="11pt" officeooo:rsid="003e7285" officeooo:paragraph-rsid="003e7285" style:font-size-asian="11pt" style:font-size-complex="11pt"/>
    </style:style>
    <style:style style:name="P12" style:family="paragraph" style:parent-style-name="Standard" style:list-style-name="L3">
      <style:text-properties style:font-name="Arial1" fo:font-size="11pt" officeooo:rsid="003e7285" officeooo:paragraph-rsid="003e7285" style:font-size-asian="11pt" style:font-size-complex="11pt"/>
    </style:style>
    <style:style style:name="P13" style:family="paragraph" style:parent-style-name="Standard" style:list-style-name="L4">
      <style:text-properties style:font-name="Arial1" fo:font-size="11pt" officeooo:rsid="003e7285" officeooo:paragraph-rsid="003e7285" style:font-size-asian="11pt" style:font-size-complex="11pt"/>
    </style:style>
    <style:style style:name="P14" style:family="paragraph" style:parent-style-name="Standard" style:list-style-name="L5">
      <style:text-properties style:font-name="Arial1" fo:font-size="11pt" officeooo:rsid="003e7285" officeooo:paragraph-rsid="003e7285" style:font-size-asian="11pt" style:font-size-complex="11pt"/>
    </style:style>
    <style:style style:name="P15" style:family="paragraph" style:parent-style-name="Standard" style:list-style-name="L3">
      <style:text-properties style:font-name="Arial1" fo:font-size="11pt" officeooo:rsid="0045d585" officeooo:paragraph-rsid="0045d585" style:font-size-asian="11pt" style:font-size-complex="11pt"/>
    </style:style>
    <style:style style:name="P16" style:family="paragraph" style:parent-style-name="Standard" style:list-style-name="L6">
      <style:text-properties style:font-name="Arial1" fo:font-size="11pt" fo:language="zxx" fo:country="none" officeooo:rsid="003e7285" style:font-size-asian="11pt" style:language-asian="zxx" style:country-asian="none" style:font-size-complex="11pt" style:language-complex="zxx" style:country-complex="none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fbb87"/>
    </style:style>
    <style:style style:name="T3" style:family="text">
      <style:text-properties style:font-name="Arial1" fo:font-size="14pt" fo:font-weight="bold" officeooo:rsid="00413f63" style:font-size-asian="14pt" style:font-weight-asian="bold" style:font-size-complex="14pt" style:font-weight-complex="bold"/>
    </style:style>
    <style:style style:name="T4" style:family="text">
      <style:text-properties style:font-name="Arial1" fo:font-size="14pt" fo:font-weight="bold" officeooo:rsid="00416951" style:font-size-asian="14pt" style:font-weight-asian="bold" style:font-size-complex="14pt" style:font-weight-complex="bold"/>
    </style:style>
    <style:style style:name="T5" style:family="text">
      <style:text-properties officeooo:rsid="0042d3d6"/>
    </style:style>
    <style:style style:name="T6" style:family="text">
      <style:text-properties officeooo:rsid="0045b995"/>
    </style:style>
    <style:style style:name="T7" style:family="text">
      <style:text-properties officeooo:rsid="0048df8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CEDURE EN CAS D’AGRESSION POUR OUVRIR LE COFFRE</text:p>
      <text:list xml:id="list3549488854" text:style-name="Numbering_20_1">
        <text:list-item>
          <text:p text:style-name="P8"><text:span text:style-name="T7">UNE SEULE REGLE </text:span>: <text:span text:style-name="T4">NE P</text:span><text:span text:style-name="T3">AS RESISTER</text:span></text:p>
        </text:list-item>
      </text:list>
      <text:p text:style-name="P2">Le vol est un facteur de cause majeure qui <text:span text:style-name="T1">dédouane</text:span> les personnes de leur <text:span text:style-name="T1">responsabilité</text:span>. Il convient également de rappeler que le montant du sinistre est uniquement constitué du montant des espèces, les chèques portant un ordre.</text:p>
      <text:p text:style-name="P2"/>
      <text:p text:style-name="P2">Les <text:span text:style-name="T1">personnes</text:span> qui vont <text:span text:style-name="T1">attaquer</text:span>, au regard de la somme en jeu, sont des <text:span text:style-name="T1">amateurs</text:span> <text:span text:style-name="T1">donc</text:span> des gens <text:span text:style-name="T1">dangereux</text:span>. Il faut donc que tout se passe <text:span text:style-name="T1">vite</text:span> et <text:span text:style-name="T1">bien</text:span> dans <text:span text:style-name="T1">leur logique</text:span>.</text:p>
      <text:list xml:id="list150055087747496" text:continue-numbering="true" text:style-name="Numbering_20_1">
        <text:list-item>
          <text:p text:style-name="P8">EN CAS DE BRAQUAGE DANS LES LOCAUX</text:p>
        </text:list-item>
      </text:list>
      <text:p text:style-name="P3">Dans le cas de braquage dans les locaux, vous devez :</text:p>
      <text:list xml:id="list35081368" text:style-name="L1">
        <text:list-item>
          <text:p text:style-name="P9"><text:span text:style-name="T2">Do</text:span>nner tout l'argent que vous avez <text:span text:style-name="T2">devant vous.</text:span></text:p>
        </text:list-item>
        <text:list-item>
          <text:p text:style-name="P9"><text:span text:style-name="T2">C</text:span>onduire les personnes au coffre si ces derniers le demandent.</text:p>
        </text:list-item>
      </text:list>
      <text:p text:style-name="P2">La combinaison du coffre doit être connue par toutes personnes habilitées dans la gestion incluant<text:note text:id="ftn1" text:note-class="footnote"><text:note-citation>1</text:note-citation><text:note-body><text:p text:style-name="P4">En effet, cette dernière doit pouvoir l'ouvrir car ce genre d'amateur ne voudra pas comprendre qu'une personne ne connaisse pas la combinaison et peut devenir dangereuse.</text:p></text:note-body></text:note> également les personnes qui travaillent dans la pièce où se trouve le coffre.</text:p>
      <text:list xml:id="list150055049763620" text:continue-list="list150055087747496" text:style-name="Numbering_20_1">
        <text:list-item>
          <text:p text:style-name="P8">EN CAS DE BRAQUAGE A L’EXTERIEUR</text:p>
        </text:list-item>
      </text:list>
      <text:p text:style-name="P2">Les fonds doivent être remis immédiatement face à la présence d'une arme (à feu, blanche, etc.).</text:p>
      <text:p text:style-name="P2">Il ne faut jamais réclamer de l'aide auprès de passants, sauf éventuellement la police présente sur les lieux.</text:p>
      <text:list xml:id="list150053874698026" text:continue-numbering="true" text:style-name="Numbering_20_1">
        <text:list-item>
          <text:p text:style-name="P8">APRES LE FORFAIT</text:p>
        </text:list-item>
      </text:list>
      <text:list xml:id="list3388379764" text:style-name="L2">
        <text:list-item>
          <text:p text:style-name="P10">Prévenir <text:span text:style-name="T5">la police ou gendarmerie</text:span></text:p>
        </text:list-item>
        <text:list-item>
          <text:p text:style-name="P11">Prévenir sa hiérarchie</text:p>
        </text:list-item>
        <text:list-item>
          <text:p text:style-name="P10">Isoler la (ou les) personne<text:note text:id="ftn2" text:note-class="footnote"><text:note-citation>2</text:note-citation><text:note-body><text:p text:style-name="P5">Les personnes doivent être isolées afin que l'une d'entre elle n'impose pas sa description aux autres.</text:p></text:note-body></text:note> ayant été au contact du (ou des) malfaiteur </text:p>
        </text:list-item>
        <text:list-item>
          <text:p text:style-name="P10"><text:span text:style-name="T5">L</text:span>es faire écrire ce qu'ils ont vu sur les malfaiteurs (signes particuliers, habits, tatouage, etc..).</text:p>
        </text:list-item>
      </text:list>
      <text:list xml:id="list150053128361709" text:continue-list="list150053874698026" text:style-name="Numbering_20_1">
        <text:list-item>
          <text:p text:style-name="P8">LA DECOUVERTE DU CAMBRIOLAGE</text:p>
        </text:list-item>
      </text:list>
      <text:list xml:id="list3234156867" text:style-name="L3">
        <text:list-item>
          <text:p text:style-name="P12">Ne jamais entrer seul dans un bureau où vous constatez que la porte est <text:span text:style-name="T6">fracturée</text:span>.</text:p>
        </text:list-item>
        <text:list-item>
          <text:p text:style-name="P15">Prévenir la police ou gendarmerie</text:p>
        </text:list-item>
        <text:list-item>
          <text:p text:style-name="P12">Attendre la police pour entrer dans le bureau sur leur injonction.</text:p>
        </text:list-item>
        <text:list-item>
          <text:p text:style-name="P12">Prévenir la hiérarchie</text:p>
        </text:list-item>
      </text:list>
      <text:list xml:id="list150053597612146" text:continue-list="list150053128361709" text:style-name="Numbering_20_1">
        <text:list-item>
          <text:p text:style-name="P8">RAPPEL DES CONSIGNES EN CAS D’AGRESSION :</text:p>
        </text:list-item>
      </text:list>
      <text:p text:style-name="P2">A FAIRE</text:p>
      <text:list xml:id="list3023455998" text:style-name="L4">
        <text:list-item>
          <text:p text:style-name="P13">Se soumettre en gestes et en paroles, baisser la tête</text:p>
        </text:list-item>
        <text:list-item>
          <text:p text:style-name="P13">Laisser ses mains en évidence, calmer, rassurer</text:p>
        </text:list-item>
        <text:list-item>
          <text:p text:style-name="P13">Dissuader d’intervenir</text:p>
        </text:list-item>
        <text:list-item>
          <text:p text:style-name="P13">Expliquer aux agresseurs ce que l’on va faire si on doit faire un geste</text:p>
        </text:list-item>
        <text:list-item>
          <text:p text:style-name="P13">Obéir rapidement aux malfaiteurs</text:p>
        </text:list-item>
        <text:list-item>
          <text:p text:style-name="P13">Suivre précisément leurs consignes</text:p>
        </text:list-item>
      </text:list>
      <text:p text:style-name="P2">NE PAS FAIRE</text:p>
      <text:list xml:id="list3566100750" text:style-name="L5">
        <text:list-item>
          <text:p text:style-name="P14">Ne pas résister</text:p>
        </text:list-item>
        <text:list-item>
          <text:p text:style-name="P14">Ne pas tutoyer les malfaiteurs</text:p>
        </text:list-item>
        <text:list-item>
          <text:p text:style-name="P14">Ne pas les regarder dans les yeux longuement</text:p>
        </text:list-item>
        <text:list-item>
          <text:p text:style-name="P14">Ne pas faire de gestes ambigus</text:p>
        </text:list-item>
        <text:list-item>
          <text:p text:style-name="P14">Ne pas se rapprocher de trop près ou par derrière de l’agresseur</text:p>
        </text:list-item>
        <text:list-item>
          <text:p text:style-name="P14">Ne jamais entraver sa fuite</text:p>
        </text:list-item>
      </text:list>
      <text:p text:style-name="P2">LORS DE TRANSPORT DE FONDS</text:p>
      <text:list xml:id="list3930400350" text:style-name="L6">
        <text:list-item>
          <text:p text:style-name="P16">Ne pas choisir le même trajet à chaque déplacement</text:p>
        </text:list-item>
        <text:list-item>
          <text:p text:style-name="P16">Ne pas se déplacer le même jour de la semaine, ni à la même heur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Heading_20_1" style:display-name="Heading 1" style:family="paragraph" style:parent-style-name="Heading" style:class="text">
      <style:paragraph-properties fo:margin-top="0.349cm" fo:margin-bottom="0.199cm" loext:contextual-spacing="false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e43f8" style:font-size-asian="10pt" style:font-size-complex="10pt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start" style:justify-single-word="false">
        <style:tab-stops>
          <style:tab-stop style:position="18.567cm" style:type="right"/>
        </style:tab-stops>
      </style:paragraph-properties>
      <style:text-properties style:font-name="Arial1" fo:font-size="10pt" officeooo:paragraph-rsid="0024ea7e" style:font-size-asian="10pt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926cm" fo:margin-bottom="1.067cm" fo:margin-left="1.129cm" fo:margin-right="1.30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0"><draw:image xlink:href="Pictures/10000000000000500000000FC1C7B75301E1E9DB.png" xlink:type="simple" xlink:show="embed" xlink:actuate="onLoad" loext:mime-type="image/png"/></draw:frame><draw:frame text:anchor-type="paragraph" draw:z-index="1" draw:name="Forme1" draw:style-name="Mgr1" draw:text-style-name="MP2" svg:width="3.8cm" svg:height="0.541cm" svg:x="0cm" svg:y="0cm"><draw:image xlink:href="Pictures/10000000000000A900000018F9F2C77242278AC1.jpg" xlink:type="simple" xlink:show="embed" xlink:actuate="onLoad" loext:mime-type="image/jpeg"><text:p/></draw:image></draw:frame></text:p>
      </style:header>
      <style:footer>
        <text:p text:style-name="MP3"><text:file-name text:display="name-and-extension">procedure_gestion_coffre-fort_agression_1.0.0-20200723.odt</text:file-name><text:s/><text:tab/>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12T14:02:00</meta:creation-date>
    <meta:editing-duration>PT15H50M52S</meta:editing-duration>
    <meta:editing-cycles>161</meta:editing-cycles>
    <meta:generator>LibreOffice/6.3.5.2$Windows_X86_64 LibreOffice_project/dd0751754f11728f69b42ee2af66670068624673</meta:generator>
    <dc:date>2020-07-23T15:00:52.778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initial-creator>Bourdel Constance</meta:initial-creator>
    <meta:document-statistic meta:table-count="0" meta:image-count="1" meta:object-count="0" meta:page-count="1" meta:paragraph-count="43" meta:word-count="461" meta:character-count="2615" meta:non-whitespace-character-count="2225"/>
    <meta:user-defined meta:name="Langue">Francais</meta:user-defined>
    <meta:user-defined meta:name="URL">www.digirisk.com</meta:user-defined>
  </office:meta>
</office:document-meta>
</file>